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Times" svg:font-family="Times, 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4cm" draw:stroke-linejoin="miter" draw:fill="solid" draw:fill-color="#ffffff"/>
    </style:style>
    <style:style style:name="gr2" style:family="graphic" style:parent-style-name="standard">
      <style:graphic-properties draw:stroke="solid" svg:stroke-width="0.044cm" svg:stroke-color="#000000" draw:stroke-linejoin="miter" draw:fill="none" fo:padding-top="0.147cm" fo:padding-bottom="0.147cm" fo:padding-left="0.272cm" fo:padding-right="0.272cm"/>
    </style:style>
    <style:style style:name="gr3" style:family="graphic" style:parent-style-name="standard">
      <style:graphic-properties draw:stroke="solid" svg:stroke-width="0.044cm" svg:stroke-color="#000000" draw:stroke-linejoin="miter" draw:fill="solid" draw:fill-color="#000000" fo:padding-top="0.147cm" fo:padding-bottom="0.147cm" fo:padding-left="0.272cm" fo:padding-right="0.272cm"/>
    </style:style>
    <style:style style:name="gr4" style:family="graphic" style:parent-style-name="standard">
      <style:graphic-properties draw:stroke="solid" svg:stroke-width="0.044cm" svg:stroke-color="#008000" draw:stroke-linejoin="miter" draw:fill="solid" draw:fill-color="#008000" fo:padding-top="0.147cm" fo:padding-bottom="0.147cm" fo:padding-left="0.272cm" fo:padding-right="0.272cm"/>
    </style:style>
    <style:style style:name="gr5" style:family="graphic" style:parent-style-name="standard">
      <style:graphic-properties draw:stroke="solid" svg:stroke-width="0.044cm" svg:stroke-color="#ff0000" draw:stroke-linejoin="miter" draw:fill="solid" draw:fill-color="#ff0000" fo:padding-top="0.147cm" fo:padding-bottom="0.147cm" fo:padding-left="0.272cm" fo:padding-right="0.272cm"/>
    </style:style>
    <style:style style:name="gr6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008000"/>
    </style:style>
    <style:style style:name="P5" style:family="paragraph">
      <loext:graphic-properties draw:fill="solid" draw:fill-color="#ff0000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fo:color="#000000" style:font-name="Times" fo:font-size="22.5pt" fo:font-style="normal" fo:font-weight="100"/>
    </style:style>
    <style:style style:name="T2" style:family="text">
      <style:text-properties fo:font-variant="normal" fo:text-transform="none" fo:color="#000000" style:font-name="Times New Roman" fo:font-size="17.5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38.1cm" svg:height="21.699cm" svg:x="0cm" svg:y="0cm" svg:viewBox="0 0 38101 21700" draw:points="0,21700 0,0 38101,0 38101,21700">
          <text:p/>
        </draw:polygon>
        <draw:polygon draw:style-name="gr2" draw:text-style-name="P2" draw:layer="layout" svg:width="12.7cm" svg:height="1.587cm" svg:x="3.087cm" svg:y="0.176cm" svg:viewBox="0 0 12701 1588" draw:points="12701,0 0,0 0,1588 12701,1588">
          <text:p/>
        </draw:polygon>
        <draw:polygon draw:style-name="gr2" draw:text-style-name="P2" draw:layer="layout" svg:width="12.7cm" svg:height="1.587cm" svg:x="3.087cm" svg:y="3.395cm" svg:viewBox="0 0 12701 1588" draw:points="12701,0 0,0 0,1588 12701,1588">
          <text:p/>
        </draw:polygon>
        <draw:path draw:style-name="gr2" draw:text-style-name="P2" draw:layer="layout" svg:width="0cm" svg:height="1.178cm" svg:x="9.437cm" svg:y="1.772cm" svg:viewBox="0 0 0 1179" svg:d="M0 0c0 354 0 783 0 1179">
          <text:p/>
        </draw:path>
        <draw:polygon draw:style-name="gr3" draw:text-style-name="P3" draw:layer="layout" svg:width="0.309cm" svg:height="0.441cm" svg:x="9.282cm" svg:y="2.953cm" svg:viewBox="0 0 310 442" draw:points="310,0 155,442 0,0">
          <text:p/>
        </draw:polygon>
        <draw:polygon draw:style-name="gr2" draw:text-style-name="P2" draw:layer="layout" svg:width="12.7cm" svg:height="2.684cm" svg:x="3.087cm" svg:y="6.615cm" svg:viewBox="0 0 12701 2685" draw:points="12701,0 0,0 0,2685 12701,2685">
          <text:p/>
        </draw:polygon>
        <draw:path draw:style-name="gr2" draw:text-style-name="P2" draw:layer="layout" svg:width="0cm" svg:height="1.174cm" svg:x="9.437cm" svg:y="4.991cm" svg:viewBox="0 0 0 1175" svg:d="M0 0c0 340 0 758 0 1175">
          <text:p/>
        </draw:path>
        <draw:polygon draw:style-name="gr3" draw:text-style-name="P3" draw:layer="layout" svg:width="0.309cm" svg:height="0.441cm" svg:x="9.282cm" svg:y="6.173cm" svg:viewBox="0 0 310 442" draw:points="310,0 155,442 0,0">
          <text:p/>
        </draw:polygon>
        <draw:polygon draw:style-name="gr2" draw:text-style-name="P2" draw:layer="layout" svg:width="15.699cm" svg:height="2.469cm" svg:x="1.588cm" svg:y="11.245cm" svg:viewBox="0 0 15700 2470" draw:points="7850,0 0,1235 7850,2470 15700,1235">
          <text:p/>
        </draw:polygon>
        <draw:path draw:style-name="gr2" draw:text-style-name="P2" draw:layer="layout" svg:width="0cm" svg:height="1.495cm" svg:x="9.437cm" svg:y="9.3cm" svg:viewBox="0 0 0 1496" svg:d="M0 0c0 481 0 1003 0 1496">
          <text:p/>
        </draw:path>
        <draw:polygon draw:style-name="gr3" draw:text-style-name="P3" draw:layer="layout" svg:width="0.309cm" svg:height="0.441cm" svg:x="9.282cm" svg:y="10.796cm" svg:viewBox="0 0 310 442" draw:points="310,0 155,442 0,0">
          <text:p/>
        </draw:polygon>
        <draw:path draw:style-name="gr2" draw:text-style-name="P2" draw:layer="layout" svg:width="0cm" svg:height="1.777cm" svg:x="9.437cm" svg:y="13.716cm" svg:viewBox="0 0 0 1778" svg:d="M0 0c0 541 0 1191 0 1778">
          <text:p/>
        </draw:path>
        <draw:polygon draw:style-name="gr4" draw:text-style-name="P4" draw:layer="layout" svg:width="12.7cm" svg:height="1.587cm" svg:x="3.087cm" svg:y="15.882cm" svg:viewBox="0 0 12701 1588" draw:points="12701,0 0,0 0,1588 12701,1588">
          <text:p/>
        </draw:polygon>
        <draw:polygon draw:style-name="gr3" draw:text-style-name="P3" draw:layer="layout" svg:width="0.309cm" svg:height="0.441cm" svg:x="9.282cm" svg:y="15.438cm" svg:viewBox="0 0 310 442" draw:points="310,0 155,442 0,0">
          <text:p/>
        </draw:polygon>
        <draw:polygon draw:style-name="gr2" draw:text-style-name="P2" draw:layer="layout" svg:width="12.7cm" svg:height="1.587cm" svg:x="3.087cm" svg:y="19.101cm" svg:viewBox="0 0 12701 1588" draw:points="12701,0 0,0 0,1588 12701,1588">
          <text:p/>
        </draw:polygon>
        <draw:path draw:style-name="gr2" draw:text-style-name="P2" draw:layer="layout" svg:width="0cm" svg:height="1.178cm" svg:x="9.437cm" svg:y="17.477cm" svg:viewBox="0 0 0 1179" svg:d="M0 0c0 354 0 783 0 1179">
          <text:p/>
        </draw:path>
        <draw:polygon draw:style-name="gr3" draw:text-style-name="P3" draw:layer="layout" svg:width="0.309cm" svg:height="0.441cm" svg:x="9.282cm" svg:y="18.658cm" svg:viewBox="0 0 310 442" draw:points="310,0 155,442 0,0">
          <text:p/>
        </draw:polygon>
        <draw:polygon draw:style-name="gr2" draw:text-style-name="P2" draw:layer="layout" svg:width="12.7cm" svg:height="1.587cm" svg:x="23.724cm" svg:y="0.176cm" svg:viewBox="0 0 12701 1588" draw:points="12701,0 0,0 0,1588 12701,1588">
          <text:p/>
        </draw:polygon>
        <draw:polygon draw:style-name="gr2" draw:text-style-name="P2" draw:layer="layout" svg:width="12.7cm" svg:height="1.587cm" svg:x="23.724cm" svg:y="3.395cm" svg:viewBox="0 0 12701 1588" draw:points="12701,0 0,0 0,1588 12701,1588">
          <text:p/>
        </draw:polygon>
        <draw:path draw:style-name="gr2" draw:text-style-name="P2" draw:layer="layout" svg:width="0cm" svg:height="1.178cm" svg:x="30.074cm" svg:y="1.772cm" svg:viewBox="0 0 0 1179" svg:d="M0 0c0 354 0 783 0 1179">
          <text:p/>
        </draw:path>
        <draw:polygon draw:style-name="gr3" draw:text-style-name="P3" draw:layer="layout" svg:width="0.309cm" svg:height="0.441cm" svg:x="29.92cm" svg:y="2.953cm" svg:viewBox="0 0 310 442" draw:points="310,0 155,442 0,0">
          <text:p/>
        </draw:polygon>
        <draw:polygon draw:style-name="gr2" draw:text-style-name="P2" draw:layer="layout" svg:width="12.7cm" svg:height="2.117cm" svg:x="23.724cm" svg:y="7.056cm" svg:viewBox="0 0 12701 2118" draw:points="12701,0 0,0 0,2118 12701,2118">
          <text:p/>
        </draw:polygon>
        <draw:path draw:style-name="gr2" draw:text-style-name="P2" draw:layer="layout" svg:width="0cm" svg:height="1.614cm" svg:x="30.074cm" svg:y="4.991cm" svg:viewBox="0 0 0 1615" svg:d="M0 0c0 461 0 1064 0 1615">
          <text:p/>
        </draw:path>
        <draw:polygon draw:style-name="gr3" draw:text-style-name="P3" draw:layer="layout" svg:width="0.309cm" svg:height="0.441cm" svg:x="29.92cm" svg:y="6.611cm" svg:viewBox="0 0 310 442" draw:points="310,0 155,442 0,0">
          <text:p/>
        </draw:polygon>
        <draw:polygon draw:style-name="gr2" draw:text-style-name="P2" draw:layer="layout" svg:width="15.699cm" svg:height="2.469cm" svg:x="22.225cm" svg:y="11.245cm" svg:viewBox="0 0 15700 2470" draw:points="7850,0 0,1235 7850,2470 15700,1235">
          <text:p/>
        </draw:polygon>
        <draw:path draw:style-name="gr2" draw:text-style-name="P2" draw:layer="layout" svg:width="0cm" svg:height="1.592cm" svg:x="30.074cm" svg:y="9.193cm" svg:viewBox="0 0 0 1593" svg:d="M0 0c0 478 0 1057 0 1593">
          <text:p/>
        </draw:path>
        <draw:polygon draw:style-name="gr3" draw:text-style-name="P3" draw:layer="layout" svg:width="0.309cm" svg:height="0.441cm" svg:x="29.92cm" svg:y="10.802cm" svg:viewBox="0 0 310 442" draw:points="310,0 155,442 0,0">
          <text:p/>
        </draw:polygon>
        <draw:polygon draw:style-name="gr5" draw:text-style-name="P5" draw:layer="layout" svg:width="12.7cm" svg:height="1.587cm" svg:x="23.724cm" svg:y="16.404cm" svg:viewBox="0 0 12701 1588" draw:points="12701,0 0,0 0,1588 12701,1588">
          <text:p/>
        </draw:polygon>
        <draw:path draw:style-name="gr2" draw:text-style-name="P2" draw:layer="layout" svg:width="0cm" svg:height="2.238cm" svg:x="30.074cm" svg:y="13.716cm" svg:viewBox="0 0 0 2239" svg:d="M0 0c0 688 0 1550 0 2239">
          <text:p/>
        </draw:path>
        <draw:polygon draw:style-name="gr3" draw:text-style-name="P3" draw:layer="layout" svg:width="0.309cm" svg:height="0.441cm" svg:x="29.92cm" svg:y="15.959cm" svg:viewBox="0 0 310 442" draw:points="310,0 155,442 0,0">
          <text:p/>
        </draw:polygon>
        <draw:frame draw:style-name="gr6" draw:text-style-name="P2" draw:layer="layout" svg:width="3.757cm" svg:height="0.877cm" svg:x="7.543cm" svg:y="0.635cm">
          <draw:text-box>
            <text:p text:style-name="P6"><text:span text:style-name="T1">VM1 asid1 </text:span></text:p>
          </draw:text-box>
        </draw:frame>
        <draw:frame draw:style-name="gr6" draw:text-style-name="P2" draw:layer="layout" svg:width="4.659cm" svg:height="0.877cm" svg:x="6.7cm" svg:y="3.854cm">
          <draw:text-box>
            <text:p text:style-name="P6"><text:span text:style-name="T1">virtual address</text:span></text:p>
          </draw:text-box>
        </draw:frame>
        <draw:frame draw:style-name="gr6" draw:text-style-name="P2" draw:layer="layout" svg:width="5.848cm" svg:height="0.877cm" svg:x="6.7cm" svg:y="6.897cm">
          <draw:text-box>
            <text:p text:style-name="P6"><text:span text:style-name="T1">page table lookup </text:span></text:p>
          </draw:text-box>
        </draw:frame>
        <draw:frame draw:style-name="gr6" draw:text-style-name="P2" draw:layer="layout" svg:width="5.886cm" svg:height="0.877cm" svg:x="6.7cm" svg:y="7.779cm">
          <draw:text-box>
            <text:p text:style-name="P6"><text:span text:style-name="T1">page.ASID=asid1 </text:span></text:p>
          </draw:text-box>
        </draw:frame>
        <draw:frame draw:style-name="gr6" draw:text-style-name="P2" draw:layer="layout" svg:width="6.885cm" svg:height="0.877cm" svg:x="6.7cm" svg:y="12.144cm">
          <draw:text-box>
            <text:p text:style-name="P6"><text:span text:style-name="T1">asid1 == page.ASID?</text:span></text:p>
          </draw:text-box>
        </draw:frame>
        <draw:frame draw:style-name="gr6" draw:text-style-name="P2" draw:layer="layout" svg:width="0.447cm" svg:height="0.683cm" svg:x="9.745cm" svg:y="14.59cm">
          <draw:text-box>
            <text:p text:style-name="P6"><text:span text:style-name="T2">Y</text:span></text:p>
          </draw:text-box>
        </draw:frame>
        <draw:frame draw:style-name="gr6" draw:text-style-name="P2" draw:layer="layout" svg:width="5.23cm" svg:height="0.877cm" svg:x="6.7cm" svg:y="16.34cm">
          <draw:text-box>
            <text:p text:style-name="P6"><text:span text:style-name="T1">physical address</text:span></text:p>
          </draw:text-box>
        </draw:frame>
        <draw:frame draw:style-name="gr6" draw:text-style-name="P2" draw:layer="layout" svg:width="1.683cm" svg:height="0.877cm" svg:x="8.6cm" svg:y="19.559cm">
          <draw:text-box>
            <text:p text:style-name="P6"><text:span text:style-name="T1">DDR</text:span></text:p>
          </draw:text-box>
        </draw:frame>
        <draw:frame draw:style-name="gr6" draw:text-style-name="P2" draw:layer="layout" svg:width="3.558cm" svg:height="0.877cm" svg:x="28.342cm" svg:y="0.635cm">
          <draw:text-box>
            <text:p text:style-name="P6"><text:span text:style-name="T1">VM2 asid2</text:span></text:p>
          </draw:text-box>
        </draw:frame>
        <draw:frame draw:style-name="gr6" draw:text-style-name="P2" draw:layer="layout" svg:width="4.659cm" svg:height="0.877cm" svg:x="28.342cm" svg:y="3.854cm">
          <draw:text-box>
            <text:p text:style-name="P6"><text:span text:style-name="T1">virtual address</text:span></text:p>
          </draw:text-box>
        </draw:frame>
        <draw:frame draw:style-name="gr6" draw:text-style-name="P2" draw:layer="layout" svg:width="5.848cm" svg:height="0.877cm" svg:x="28.342cm" svg:y="7.338cm">
          <draw:text-box>
            <text:p text:style-name="P6"><text:span text:style-name="T1">page table lookup </text:span></text:p>
          </draw:text-box>
        </draw:frame>
        <draw:frame draw:style-name="gr6" draw:text-style-name="P2" draw:layer="layout" svg:width="5.687cm" svg:height="0.877cm" svg:x="28.342cm" svg:y="8.22cm">
          <draw:text-box>
            <text:p text:style-name="P6"><text:span text:style-name="T1">page.ASID=asid1</text:span></text:p>
          </draw:text-box>
        </draw:frame>
        <draw:frame draw:style-name="gr6" draw:text-style-name="P2" draw:layer="layout" svg:width="6.885cm" svg:height="0.877cm" svg:x="28.342cm" svg:y="12.144cm">
          <draw:text-box>
            <text:p text:style-name="P6"><text:span text:style-name="T1">asid2 == page.ASID?</text:span></text:p>
          </draw:text-box>
        </draw:frame>
        <draw:frame draw:style-name="gr6" draw:text-style-name="P2" draw:layer="layout" svg:width="4.172cm" svg:height="0.877cm" svg:x="28.3cm" svg:y="16.863cm">
          <draw:text-box>
            <text:p text:style-name="P6"><text:span text:style-name="T1">Access Deny</text:span></text:p>
          </draw:text-box>
        </draw:frame>
        <draw:frame draw:style-name="gr6" draw:text-style-name="P2" draw:layer="layout" svg:width="0.447cm" svg:height="0.683cm" svg:x="30.383cm" svg:y="14.59cm">
          <draw:text-box>
            <text:p text:style-name="P6">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Times" svg:font-family="Times, 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25.6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20T11:55:28.391000000</dc:date>
    <meta:editing-duration>PT6M7S</meta:editing-duration>
    <meta:editing-cycles>1</meta:editing-cycles>
    <meta:document-statistic meta:object-count="45"/>
    <meta:generator>LibreOffice/5.3.4.2$Windows_X86_64 LibreOffice_project/f82d347ccc0be322489bf7da61d7e4ad13fe2ff3</meta:generator>
  </office:meta>
</office:document-meta>
</file>